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4.75cm" fo:min-width="28.5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1.094cm" fo:min-width="0.84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justify"/>
    </style:style>
    <style:style style:name="P2" style:family="paragraph">
      <loext:graphic-properties draw:fill-color="#cccccc"/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9cm" svg:height="15cm" svg:x="4.5cm" svg:y="3cm">
          <text:p text:style-name="P1"/>
          <text:p text:style-name="P1">Atividade<text:tab/><text:tab/><text:tab/><text:tab/><text:tab/><text:tab/><text:tab/><text:tab/><text:tab/><text:tab/> <text:s text:c="9"/>Duração<text:tab/><text:tab/><text:tab/>Dependência</text:p>
          <text:p text:style-name="P1"/>
          <text:p text:style-name="P1">1. Definir Escopo do Projeto<text:tab/><text:tab/><text:tab/><text:tab/><text:tab/><text:tab/><text:tab/><text:tab/>1d<text:tab/><text:tab/><text:tab/><text:tab/><text:tab/>TAP<text:tab/><text:tab/> </text:p>
          <text:p text:style-name="P1">2. Definir Pert<text:tab/><text:tab/><text:tab/><text:tab/><text:tab/><text:tab/><text:tab/><text:tab/><text:tab/><text:tab/><text:tab/>1d<text:tab/><text:tab/><text:tab/><text:tab/><text:tab/>TAP</text:p>
          <text:p text:style-name="P1">3. Definir Cronograma<text:tab/><text:tab/><text:tab/><text:tab/><text:tab/><text:tab/><text:tab/><text:tab/><text:tab/><text:tab/>1d<text:tab/><text:tab/><text:tab/><text:tab/><text:tab/>1</text:p>
          <text:p text:style-name="P1">4. Esboçar Funcionalidades do Projeto<text:tab/><text:tab/><text:tab/><text:tab/><text:tab/><text:tab/>1d<text:tab/><text:tab/><text:tab/><text:tab/><text:tab/>TAP</text:p>
          <text:p text:style-name="P1">5. Definir Diagramas de Classes<text:tab/><text:tab/><text:tab/><text:tab/><text:tab/><text:tab/><text:tab/>3d<text:tab/><text:tab/><text:tab/><text:tab/><text:tab/>4</text:p>
          <text:p text:style-name="P1">6. Orientar Objetos<text:tab/><text:tab/><text:tab/><text:tab/><text:tab/><text:tab/><text:tab/><text:tab/><text:tab/><text:tab/>5d<text:tab/><text:tab/><text:tab/><text:tab/><text:tab/>5</text:p>
          <text:p text:style-name="P1">7. Testar Planilhas Diversas usando do Protótipo<text:tab/><text:tab/><text:tab/><text:tab/>1d<text:tab/><text:tab/><text:tab/><text:tab/><text:tab/>6</text:p>
          <text:p text:style-name="P1">8. Implementar Interface Gráfica<text:tab/><text:tab/><text:tab/><text:tab/><text:tab/><text:tab/><text:tab/>3d<text:tab/><text:tab/><text:tab/><text:tab/><text:tab/>7<text:tab/><text:tab/></text:p>
          <text:p text:style-name="P1">9. Implementar Fórmulas Estatísticas<text:tab/><text:tab/><text:tab/><text:tab/><text:tab/><text:tab/>2d<text:tab/><text:tab/><text:tab/><text:tab/><text:tab/>7</text:p>
          <text:p text:style-name="P1">10. Implementar Interpretação Gráfica<text:tab/><text:tab/><text:tab/><text:tab/><text:tab/><text:tab/>1d<text:tab/><text:tab/><text:tab/><text:tab/><text:tab/>7</text:p>
          <text:p text:style-name="P1">11. Varredura de Erros<text:tab/><text:tab/><text:tab/><text:tab/><text:tab/><text:tab/><text:tab/><text:tab/><text:tab/>2d<text:tab/><text:tab/><text:tab/><text:tab/><text:tab/>8/9/10</text:p>
          <text:p text:style-name="P1">12. Ampliar Funcionalidades<text:tab/><text:tab/><text:tab/><text:tab/><text:tab/><text:tab/><text:tab/><text:tab/>1d<text:tab/><text:tab/><text:tab/><text:tab/><text:tab/>8/9/10</text:p>
          <text:p text:style-name="P1">13. Otimizar Código<text:tab/><text:tab/><text:tab/><text:tab/><text:tab/><text:tab/><text:tab/><text:tab/><text:tab/><text:tab/>1d<text:tab/><text:tab/><text:tab/><text:tab/><text:tab/>11</text:p>
          <text:p text:style-name="P1">14. Otimizar Interface<text:tab/>Gráfica<text:tab/><text:tab/><text:tab/><text:tab/><text:tab/><text:tab/><text:tab/><text:tab/>1d<text:tab/><text:tab/><text:tab/><text:tab/><text:tab/>10/<text:span text:style-name="T1">11</text:span><text:span text:style-name="T2">/</text:span>12<text:tab/>/13<text:tab/><text:tab/><text:tab/><text:tab/><text:tab/><text:tab/><text:tab/></text:p>
          <text:p text:style-name="P1">15. Implementar Interface Gráfica com Finalidade Cosmética<text:tab/>1d<text:tab/><text:tab/><text:tab/><text:tab/><text:tab/>14</text:p>
          <text:p text:style-name="P1">16. Rodar testes Finais<text:tab/><text:tab/><text:tab/><text:tab/><text:tab/><text:tab/><text:tab/><text:tab/><text:tab/>1d<text:tab/><text:tab/><text:tab/><text:tab/><text:tab/>15</text:p>
          <text:p text:style-name="P1">17. Entrega<text:tab/><text:tab/><text:tab/><text:tab/><text:tab/><text:tab/><text:tab/><text:tab/><text:tab/><text:tab/><text:tab/><text:tab/>n/a<text:tab/><text:tab/><text:tab/><text:tab/><text:tab/>n/a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1.9cm" svg:height="1.9cm" svg:x="4.6cm" svg:y="24.9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1.9cm" svg:height="1.9cm" svg:x="5.8cm" svg:y="23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1.9cm" svg:height="1.9cm" svg:x="7.6cm" svg:y="24.9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1.9cm" svg:height="1.9cm" svg:x="2.5cm" svg:y="23cm">
          <text:p text:style-name="P3">T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3.45cm" svg:y1="24.9cm" svg:x2="4.6cm" svg:y2="25.85cm" draw:start-shape="id1" draw:start-glue-point="8" draw:end-shape="id2" draw:end-glue-point="6" svg:d="M3450 24900l1150 950" svg:viewBox="0 0 1151 951">
          <text:p/>
        </draw:connector>
        <draw:connector draw:style-name="gr3" draw:text-style-name="P5" draw:layer="layout" draw:type="line" svg:x1="4.4cm" svg:y1="23.95cm" svg:x2="5.8cm" svg:y2="23.95cm" draw:start-shape="id1" draw:start-glue-point="10" draw:end-shape="id3" draw:end-glue-point="6" svg:d="M4400 23950h1400" svg:viewBox="0 0 1401 1">
          <text:p/>
        </draw:connector>
        <draw:connector draw:style-name="gr3" draw:text-style-name="P5" draw:layer="layout" draw:type="line" svg:x1="6.5cm" svg:y1="25.85cm" svg:x2="7.6cm" svg:y2="25.85cm" draw:start-shape="id2" draw:start-glue-point="10" draw:end-shape="id4" draw:end-glue-point="6" svg:d="M6500 25850h1100" svg:viewBox="0 0 1101 1">
          <text:p/>
        </draw:connector>
        <draw:custom-shape draw:style-name="gr2" draw:text-style-name="P4" xml:id="id5" draw:id="id5" draw:layer="layout" svg:width="1.9cm" svg:height="1.9cm" svg:x="4.9cm" svg:y="21cm">
          <text:p text:style-name="P3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3.45cm" svg:y1="23cm" svg:x2="4.9cm" svg:y2="21.95cm" draw:start-shape="id1" draw:start-glue-point="4" draw:end-shape="id5" draw:end-glue-point="6" svg:d="M3450 23000l1450-1050" svg:viewBox="0 0 1451 1051">
          <text:p/>
        </draw:connector>
        <draw:custom-shape draw:style-name="gr2" draw:text-style-name="P4" xml:id="id6" draw:id="id6" draw:layer="layout" svg:width="1.9cm" svg:height="1.9cm" svg:x="8cm" svg:y="21cm">
          <text:p text:style-name="P3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6.8cm" svg:y1="21.95cm" svg:x2="8cm" svg:y2="21.95cm" draw:start-shape="id5" draw:start-glue-point="10" draw:end-shape="id6" draw:end-glue-point="6" svg:d="M6800 21950h1200" svg:viewBox="0 0 1201 1">
          <text:p/>
        </draw:connector>
        <draw:custom-shape draw:style-name="gr2" draw:text-style-name="P4" xml:id="id7" draw:id="id7" draw:layer="layout" svg:width="1.9cm" svg:height="1.9cm" svg:x="13.5cm" svg:y="21cm">
          <text:p text:style-name="P3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9.9cm" svg:y1="21.95cm" svg:x2="13.5cm" svg:y2="21.95cm" draw:start-shape="id6" draw:start-glue-point="10" draw:end-shape="id7" draw:end-glue-point="6" svg:d="M9900 21950h3600" svg:viewBox="0 0 3601 1">
          <text:p/>
        </draw:connector>
        <draw:custom-shape draw:style-name="gr2" draw:text-style-name="P4" xml:id="id8" draw:id="id8" draw:layer="layout" svg:width="1.9cm" svg:height="1.9cm" svg:x="20.1cm" svg:y="21cm">
          <text:p text:style-name="P3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15.4cm" svg:y1="21.95cm" svg:x2="20.1cm" svg:y2="21.95cm" draw:start-shape="id7" draw:start-glue-point="10" draw:end-shape="id8" draw:end-glue-point="6" svg:d="M15400 21950h4700" svg:viewBox="0 0 4701 1">
          <text:p/>
        </draw:connector>
        <draw:custom-shape draw:style-name="gr2" draw:text-style-name="P4" xml:id="id9" draw:id="id9" draw:layer="layout" svg:width="1.9cm" svg:height="1.9cm" svg:x="22.4cm" svg:y="19cm">
          <text:p text:style-name="P3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11" draw:id="id11" draw:layer="layout" svg:width="1.9cm" svg:height="1.9cm" svg:x="23.9cm" svg:y="21cm">
          <text:p text:style-name="P3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10" draw:id="id10" draw:layer="layout" svg:width="1.9cm" svg:height="1.9cm" svg:x="22.4cm" svg:y="23.1cm">
          <text:p text:style-name="P3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21.722cm" svg:y1="21.278cm" svg:x2="22.678cm" svg:y2="20.622cm" draw:start-shape="id8" draw:start-glue-point="11" draw:end-shape="id9" draw:end-glue-point="7" svg:d="M21722 21278l956-656" svg:viewBox="0 0 957 657">
          <text:p/>
        </draw:connector>
        <draw:connector draw:style-name="gr3" draw:text-style-name="P5" draw:layer="layout" draw:type="line" svg:x1="21.722cm" svg:y1="22.622cm" svg:x2="22.678cm" svg:y2="23.378cm" draw:start-shape="id8" draw:start-glue-point="9" draw:end-shape="id10" draw:end-glue-point="5" svg:d="M21722 22622l956 756" svg:viewBox="0 0 957 757">
          <text:p/>
        </draw:connector>
        <draw:connector draw:style-name="gr3" draw:text-style-name="P5" draw:layer="layout" draw:type="line" svg:x1="22cm" svg:y1="21.95cm" svg:x2="23.9cm" svg:y2="21.95cm" draw:start-shape="id8" draw:start-glue-point="10" draw:end-shape="id11" draw:end-glue-point="6" svg:d="M22000 21950h1900" svg:viewBox="0 0 1901 1">
          <text:p/>
        </draw:connector>
        <draw:custom-shape draw:style-name="gr2" draw:text-style-name="P4" xml:id="id12" draw:id="id12" draw:layer="layout" svg:width="1.9cm" svg:height="1.9cm" svg:x="27.5cm" svg:y="19.7cm">
          <text:p text:style-name="P3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13" draw:id="id13" draw:layer="layout" svg:width="1.9cm" svg:height="1.9cm" svg:x="27.5cm" svg:y="22.4cm">
          <text:p text:style-name="P3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24.3cm" svg:y1="19.95cm" svg:x2="27.778cm" svg:y2="19.978cm" draw:start-shape="id9" draw:start-glue-point="10" draw:end-shape="id12" draw:end-glue-point="5" svg:d="M24300 19950l3478 28" svg:viewBox="0 0 3479 29">
          <text:p/>
        </draw:connector>
        <draw:connector draw:style-name="gr3" draw:text-style-name="P5" draw:layer="layout" draw:type="line" svg:x1="25.8cm" svg:y1="21.95cm" svg:x2="27.5cm" svg:y2="20.65cm" draw:start-shape="id11" draw:start-glue-point="10" draw:end-shape="id12" draw:end-glue-point="6" svg:d="M25800 21950l1700-1300" svg:viewBox="0 0 1701 1301">
          <text:p/>
        </draw:connector>
        <draw:connector draw:style-name="gr3" draw:text-style-name="P5" draw:layer="layout" draw:type="line" svg:x1="24.3cm" svg:y1="24.05cm" svg:x2="27.778cm" svg:y2="21.322cm" draw:start-shape="id10" draw:start-glue-point="10" draw:end-shape="id12" draw:end-glue-point="7" svg:d="M24300 24050l3478-2728" svg:viewBox="0 0 3479 2729">
          <text:p/>
        </draw:connector>
        <draw:connector draw:style-name="gr3" draw:text-style-name="P5" draw:layer="layout" draw:type="line" svg:x1="24.3cm" svg:y1="19.95cm" svg:x2="27.778cm" svg:y2="22.678cm" draw:start-shape="id9" draw:start-glue-point="10" draw:end-shape="id13" draw:end-glue-point="5" svg:d="M24300 19950l3478 2728" svg:viewBox="0 0 3479 2729">
          <text:p/>
        </draw:connector>
        <draw:connector draw:style-name="gr3" draw:text-style-name="P5" draw:layer="layout" draw:type="line" svg:x1="25.8cm" svg:y1="21.95cm" svg:x2="27.5cm" svg:y2="23.35cm" draw:start-shape="id11" draw:start-glue-point="10" draw:end-shape="id13" draw:end-glue-point="6" svg:d="M25800 21950l1700 1400" svg:viewBox="0 0 1701 1401">
          <text:p/>
        </draw:connector>
        <draw:connector draw:style-name="gr3" draw:text-style-name="P5" draw:layer="layout" draw:type="line" svg:x1="24.3cm" svg:y1="24.05cm" svg:x2="27.778cm" svg:y2="24.022cm" draw:start-shape="id10" draw:start-glue-point="10" draw:end-shape="id13" draw:end-glue-point="7" svg:d="M24300 24050l3478-28" svg:viewBox="0 0 3479 29">
          <text:p/>
        </draw:connector>
        <draw:custom-shape draw:style-name="gr2" draw:text-style-name="P4" xml:id="id14" draw:id="id14" draw:layer="layout" svg:width="1.9cm" svg:height="1.9cm" svg:x="30.5cm" svg:y="19.7cm">
          <text:p text:style-name="P3">1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29.4cm" svg:y1="20.65cm" svg:x2="30.5cm" svg:y2="20.65cm" draw:start-shape="id12" draw:start-glue-point="10" draw:end-shape="id14" draw:end-glue-point="6" svg:d="M29400 20650h1100" svg:viewBox="0 0 1101 1">
          <text:p/>
        </draw:connector>
        <draw:custom-shape draw:style-name="gr2" draw:text-style-name="P4" xml:id="id15" draw:id="id15" draw:layer="layout" svg:width="1.9cm" svg:height="1.9cm" svg:x="30.5cm" svg:y="23.1cm">
          <text:p text:style-name="P3">1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29.4cm" svg:y1="23.35cm" svg:x2="30.5cm" svg:y2="24.05cm" draw:start-shape="id13" draw:start-glue-point="10" draw:end-shape="id15" draw:end-glue-point="6" svg:d="M29400 23350l1100 700" svg:viewBox="0 0 1101 701">
          <text:p/>
        </draw:connector>
        <draw:connector draw:style-name="gr3" draw:text-style-name="P5" draw:layer="layout" draw:type="line" svg:x1="24.022cm" svg:y1="24.722cm" svg:x2="30.778cm" svg:y2="24.722cm" draw:start-shape="id10" draw:start-glue-point="9" draw:end-shape="id15" draw:end-glue-point="7" svg:d="M24022 24722h6756" svg:viewBox="0 0 6757 1">
          <text:p/>
        </draw:connector>
        <draw:connector draw:style-name="gr3" draw:text-style-name="P5" draw:layer="layout" draw:type="line" svg:x1="29.122cm" svg:y1="21.322cm" svg:x2="30.778cm" svg:y2="23.378cm" draw:start-shape="id12" draw:start-glue-point="9" draw:end-shape="id15" draw:end-glue-point="5" svg:d="M29122 21322l1656 2056" svg:viewBox="0 0 1657 2057">
          <text:p/>
        </draw:connector>
        <draw:connector draw:style-name="gr3" draw:text-style-name="P5" draw:layer="layout" draw:type="line" svg:x1="31.45cm" svg:y1="21.6cm" svg:x2="31.45cm" svg:y2="23.1cm" draw:start-shape="id14" draw:start-glue-point="8" draw:end-shape="id15" draw:end-glue-point="4" svg:d="M31450 21600v1500" svg:viewBox="0 0 1 1501">
          <text:p/>
        </draw:connector>
        <draw:custom-shape draw:style-name="gr2" draw:text-style-name="P4" xml:id="id16" draw:id="id16" draw:layer="layout" svg:width="1.9cm" svg:height="1.9cm" svg:x="33.5cm" svg:y="23.1cm">
          <text:p text:style-name="P3">1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32.4cm" svg:y1="24.05cm" svg:x2="33.5cm" svg:y2="24.05cm" draw:start-shape="id15" draw:start-glue-point="10" draw:end-shape="id16" draw:end-glue-point="6" svg:d="M32400 24050h1100" svg:viewBox="0 0 1101 1">
          <text:p/>
        </draw:connector>
        <draw:custom-shape draw:style-name="gr2" draw:text-style-name="P4" xml:id="id17" draw:id="id17" draw:layer="layout" svg:width="1.9cm" svg:height="1.9cm" svg:x="33.5cm" svg:y="26cm">
          <text:p text:style-name="P3">1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34.45cm" svg:y1="25cm" svg:x2="34.45cm" svg:y2="26cm" draw:start-shape="id16" draw:start-glue-point="8" draw:end-shape="id17" draw:end-glue-point="4" svg:d="M34450 25000v1000" svg:viewBox="0 0 1 1001">
          <text:p/>
        </draw:connector>
        <draw:frame draw:style-name="gr4" draw:text-style-name="P6" draw:layer="layout" svg:width="1.4cm" svg:height="0.962cm" svg:x="3.4cm" svg:y="21.1cm">
          <draw:text-box>
            <text:p>1d</text:p>
          </draw:text-box>
        </draw:frame>
        <draw:frame draw:style-name="gr4" draw:text-style-name="P6" draw:layer="layout" svg:width="1.4cm" svg:height="0.962cm" svg:x="4.4cm" svg:y="22.938cm">
          <draw:text-box>
            <text:p>1d</text:p>
          </draw:text-box>
        </draw:frame>
        <draw:frame draw:style-name="gr4" draw:text-style-name="P6" draw:layer="layout" svg:width="1.4cm" svg:height="0.962cm" svg:x="2.9cm" svg:y="25.5cm">
          <draw:text-box>
            <text:p>1d</text:p>
          </draw:text-box>
        </draw:frame>
        <draw:frame draw:style-name="gr4" draw:text-style-name="P6" draw:layer="layout" svg:width="1.4cm" svg:height="0.962cm" svg:x="6.4cm" svg:y="24.8cm">
          <draw:text-box>
            <text:p>1d</text:p>
          </draw:text-box>
        </draw:frame>
        <draw:frame draw:style-name="gr4" draw:text-style-name="P6" draw:layer="layout" svg:width="1.4cm" svg:height="0.962cm" svg:x="6.7cm" svg:y="20.838cm">
          <draw:text-box>
            <text:p>1d</text:p>
          </draw:text-box>
        </draw:frame>
        <draw:frame draw:style-name="gr5" draw:text-style-name="P6" draw:layer="layout" svg:width="1.3cm" svg:height="0.962cm" svg:x="10.7cm" svg:y="20.8cm">
          <draw:text-box>
            <text:p>3d</text:p>
          </draw:text-box>
        </draw:frame>
        <draw:frame draw:style-name="gr4" draw:text-style-name="P6" draw:layer="layout" svg:width="1.4cm" svg:height="0.962cm" svg:x="17.1cm" svg:y="21.1cm">
          <draw:text-box>
            <text:p>5d</text:p>
          </draw:text-box>
        </draw:frame>
        <draw:frame draw:style-name="gr4" draw:text-style-name="P6" draw:layer="layout" svg:width="1.4cm" svg:height="0.962cm" svg:x="21.2cm" svg:y="20.138cm">
          <draw:text-box>
            <text:p>1d</text:p>
          </draw:text-box>
        </draw:frame>
        <draw:frame draw:style-name="gr4" draw:text-style-name="P6" draw:layer="layout" svg:width="1.4cm" svg:height="0.962cm" svg:x="22.1cm" svg:y="21.2cm">
          <draw:text-box>
            <text:p>2d</text:p>
          </draw:text-box>
        </draw:frame>
        <draw:frame draw:style-name="gr5" draw:text-style-name="P6" draw:layer="layout" svg:width="1.6cm" svg:height="0.962cm" svg:x="21.3cm" svg:y="23cm">
          <draw:text-box>
            <text:p>1d</text:p>
          </draw:text-box>
        </draw:frame>
        <draw:frame draw:style-name="gr4" draw:text-style-name="P6" draw:layer="layout" svg:width="1.4cm" svg:height="0.962cm" svg:x="25.3cm" svg:y="19.138cm">
          <draw:text-box>
            <text:p>2d</text:p>
          </draw:text-box>
        </draw:frame>
        <draw:frame draw:style-name="gr4" draw:text-style-name="P6" draw:layer="layout" svg:width="1.4cm" svg:height="0.962cm" svg:x="25.8cm" svg:y="20.238cm">
          <draw:text-box>
            <text:p>1d</text:p>
          </draw:text-box>
        </draw:frame>
        <draw:frame draw:style-name="gr4" draw:text-style-name="P6" draw:layer="layout" svg:width="1.4cm" svg:height="0.962cm" svg:x="25.8cm" svg:y="22.8cm">
          <draw:text-box>
            <text:p>1d</text:p>
          </draw:text-box>
        </draw:frame>
        <draw:frame draw:style-name="gr4" draw:text-style-name="P6" draw:layer="layout" svg:width="1.4cm" svg:height="0.962cm" svg:x="29.5cm" svg:y="19.5cm">
          <draw:text-box>
            <text:p>1d</text:p>
          </draw:text-box>
        </draw:frame>
        <draw:frame draw:style-name="gr4" draw:text-style-name="P6" draw:layer="layout" svg:width="1.4cm" svg:height="0.962cm" svg:x="25.8cm" svg:y="21.5cm">
          <draw:text-box>
            <text:p>1d</text:p>
          </draw:text-box>
        </draw:frame>
        <draw:frame draw:style-name="gr5" draw:text-style-name="P6" draw:layer="layout" svg:width="1.6cm" svg:height="0.962cm" svg:x="31.5cm" svg:y="21.8cm">
          <draw:text-box>
            <text:p>1d</text:p>
          </draw:text-box>
        </draw:frame>
        <draw:frame draw:style-name="gr5" draw:text-style-name="P6" draw:layer="layout" svg:width="1.6cm" svg:height="0.962cm" svg:x="29.9cm" svg:y="21.5cm">
          <draw:text-box>
            <text:p>1d</text:p>
          </draw:text-box>
        </draw:frame>
        <draw:frame draw:style-name="gr5" draw:text-style-name="P6" draw:layer="layout" svg:width="1.6cm" svg:height="0.962cm" svg:x="32.3cm" svg:y="24.4cm">
          <draw:text-box>
            <text:p>1d</text:p>
          </draw:text-box>
        </draw:frame>
        <draw:frame draw:style-name="gr5" draw:text-style-name="P6" draw:layer="layout" svg:width="1.6cm" svg:height="0.962cm" svg:x="34.7cm" svg:y="25.038cm">
          <draw:text-box>
            <text:p>1d</text:p>
          </draw:text-box>
        </draw:frame>
        <draw:frame draw:style-name="gr6" draw:text-style-name="P8" draw:layer="layout" svg:width="3.1cm" svg:height="1.3cm" svg:x="17cm" svg:y="0.9cm">
          <draw:text-box>
            <text:p text:style-name="P7"><text:span text:style-name="T3">P</text:span><text:span text:style-name="T3">E</text:span><text:span text:style-name="T3">R</text:span><text:span text:style-name="T3">T</text:span></text:p>
          </draw:text-box>
        </draw:frame>
        <draw:custom-shape draw:style-name="gr2" draw:text-style-name="P4" xml:id="id18" draw:id="id18" draw:layer="layout" svg:width="1.9cm" svg:height="1.9cm" svg:x="30.3cm" svg:y="26cm">
          <text:p text:style-name="P3">1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5" draw:layer="layout" draw:type="line" svg:x1="33.5cm" svg:y1="26.95cm" svg:x2="32.2cm" svg:y2="26.95cm" draw:start-shape="id17" draw:start-glue-point="6" draw:end-shape="id18" draw:end-glue-point="10" svg:d="M33500 26950h-1300" svg:viewBox="0 0 1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5:56:48.019356796</meta:creation-date>
    <dc:date>2019-10-14T17:05:05.959115381</dc:date>
    <meta:editing-duration>PT15M44S</meta:editing-duration>
    <meta:editing-cycles>5</meta:editing-cycles>
    <meta:generator>LibreOffice/6.0.7.3$Linux_X86_64 LibreOffice_project/00m0$Build-3</meta:generator>
    <meta:document-statistic meta:object-count="63"/>
  </office:meta>
</office:document-meta>
</file>